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ucida Sans Unicode"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language="en" fo:country="US"/>
    </style:style>
    <style:style style:name="P3" style:family="paragraph" style:parent-style-name="Text_20_body">
      <style:text-properties fo:language="cs" fo:country="CZ"/>
    </style:style>
    <style:style style:name="P4" style:family="paragraph" style:parent-style-name="Text_20_body">
      <style:text-properties officeooo:rsid="001d0757" officeooo:paragraph-rsid="001d0757"/>
    </style:style>
    <style:style style:name="P5" style:family="paragraph" style:parent-style-name="Text_20_body">
      <style:text-properties officeooo:rsid="00218578" officeooo:paragraph-rsid="00218578"/>
    </style:style>
    <style:style style:name="P6" style:family="paragraph" style:parent-style-name="Text_20_body">
      <style:text-properties officeooo:rsid="0023033b" officeooo:paragraph-rsid="0023033b"/>
    </style:style>
    <style:style style:name="P7" style:family="paragraph" style:parent-style-name="Text_20_body">
      <style:text-properties officeooo:rsid="00263d00" officeooo:paragraph-rsid="00263d00"/>
    </style:style>
    <style:style style:name="P8" style:family="paragraph" style:parent-style-name="Text_20_body">
      <style:text-properties officeooo:rsid="00278c76" officeooo:paragraph-rsid="00278c76"/>
    </style:style>
    <style:style style:name="P9" style:family="paragraph" style:parent-style-name="Text_20_body">
      <style:text-properties officeooo:rsid="0029f7e2" officeooo:paragraph-rsid="0029f7e2"/>
    </style:style>
    <style:style style:name="P10" style:family="paragraph" style:parent-style-name="Text_20_body">
      <style:text-properties officeooo:rsid="0030405e" officeooo:paragraph-rsid="0030405e"/>
    </style:style>
    <style:style style:name="P11" style:family="paragraph" style:parent-style-name="Text_20_body">
      <style:text-properties officeooo:rsid="00323af3" officeooo:paragraph-rsid="00323af3"/>
    </style:style>
    <style:style style:name="P12" style:family="paragraph" style:parent-style-name="Text_20_body">
      <style:text-properties officeooo:rsid="00329672" officeooo:paragraph-rsid="00329672"/>
    </style:style>
    <style:style style:name="P13" style:family="paragraph" style:parent-style-name="Heading_20_1">
      <style:text-properties officeooo:paragraph-rsid="00388839"/>
    </style:style>
    <style:style style:name="P14" style:family="paragraph" style:parent-style-name="Heading_20_1" style:master-page-name="Standard">
      <style:paragraph-properties fo:text-align="start" style:justify-single-word="false" style:page-number="auto"/>
      <style:text-properties officeooo:rsid="003717c2" officeooo:paragraph-rsid="003717c2"/>
    </style:style>
    <style:style style:name="P15" style:family="paragraph" style:parent-style-name="Heading_20_2">
      <style:text-properties officeooo:paragraph-rsid="00388839"/>
    </style:style>
    <style:style style:name="P16" style:family="paragraph" style:parent-style-name="Text_20_body">
      <style:text-properties officeooo:rsid="0030405e" officeooo:paragraph-rsid="0030405e"/>
    </style:style>
    <style:style style:name="P17" style:family="paragraph" style:parent-style-name="Text_20_body">
      <style:text-properties officeooo:rsid="0016896f" officeooo:paragraph-rsid="00388839"/>
    </style:style>
    <style:style style:name="P18" style:family="paragraph" style:parent-style-name="Text_20_body">
      <style:text-properties fo:language="cs" fo:country="CZ" officeooo:rsid="0015026c" officeooo:paragraph-rsid="00388839"/>
    </style:style>
    <style:style style:name="P19" style:family="paragraph" style:parent-style-name="Text_20_body">
      <style:text-properties fo:language="cs" fo:country="CZ" officeooo:paragraph-rsid="00388839"/>
    </style:style>
    <style:style style:name="P20" style:family="paragraph" style:parent-style-name="Text_20_body">
      <style:text-properties fo:language="en" fo:country="US" officeooo:rsid="0015026c" officeooo:paragraph-rsid="00388839"/>
    </style:style>
    <style:style style:name="P21" style:family="paragraph" style:parent-style-name="Text_20_body">
      <style:text-properties fo:language="en" fo:country="US" officeooo:paragraph-rsid="00388839"/>
    </style:style>
    <style:style style:name="P22" style:family="paragraph" style:parent-style-name="Text_20_body">
      <style:text-properties officeooo:rsid="0018584e" officeooo:paragraph-rsid="00388839"/>
    </style:style>
    <style:style style:name="P23" style:family="paragraph" style:parent-style-name="Text_20_body">
      <style:text-properties officeooo:paragraph-rsid="00388839"/>
    </style:style>
    <style:style style:name="T1" style:family="text">
      <style:text-properties fo:language="cs" fo:country="CZ"/>
    </style:style>
    <style:style style:name="T2" style:family="text">
      <style:text-properties fo:language="en" fo:country="US"/>
    </style:style>
    <style:style style:name="T3" style:family="text">
      <style:text-properties officeooo:rsid="001e4b24"/>
    </style:style>
    <style:style style:name="T4" style:family="text">
      <style:text-properties officeooo:rsid="001e6596"/>
    </style:style>
    <style:style style:name="T5" style:family="text">
      <style:text-properties officeooo:rsid="0022a99e"/>
    </style:style>
    <style:style style:name="T6" style:family="text">
      <style:text-properties officeooo:rsid="00235537"/>
    </style:style>
    <style:style style:name="T7" style:family="text">
      <style:text-properties officeooo:rsid="0024133e"/>
    </style:style>
    <style:style style:name="T8" style:family="text">
      <style:text-properties officeooo:rsid="00245244"/>
    </style:style>
    <style:style style:name="T9" style:family="text">
      <style:text-properties officeooo:rsid="002531b9"/>
    </style:style>
    <style:style style:name="T10" style:family="text">
      <style:text-properties officeooo:rsid="00287eac"/>
    </style:style>
    <style:style style:name="T11" style:family="text">
      <style:text-properties officeooo:rsid="00294a4a"/>
    </style:style>
    <style:style style:name="T12" style:family="text">
      <style:text-properties officeooo:rsid="002b9f1c"/>
    </style:style>
    <style:style style:name="T13" style:family="text">
      <style:text-properties officeooo:rsid="002bf46a"/>
    </style:style>
    <style:style style:name="T14" style:family="text">
      <style:text-properties officeooo:rsid="002c9add"/>
    </style:style>
    <style:style style:name="T15" style:family="text">
      <style:text-properties officeooo:rsid="002f2dd5"/>
    </style:style>
    <style:style style:name="T16" style:family="text">
      <style:text-properties officeooo:rsid="00323af3"/>
    </style:style>
    <style:style style:name="T17" style:family="text">
      <style:text-properties officeooo:rsid="0034272f"/>
    </style:style>
    <style:style style:name="T18" style:family="text">
      <style:text-properties officeooo:rsid="00361170"/>
    </style:style>
    <style:style style:name="T19" style:family="text">
      <style:text-properties officeooo:rsid="0037e08d"/>
    </style:style>
    <style:style style:name="T20" style:family="text">
      <style:text-properties style:text-line-through-style="solid" style:text-line-through-type="single"/>
    </style:style>
    <style:style style:name="T21" style:family="text">
      <style:text-properties officeooo:rsid="0016896f"/>
    </style:style>
    <style:style style:name="T22" style:family="text">
      <style:text-properties officeooo:rsid="0018cd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Obecné úvahy o skillsystému</text:h>
      <text:p text:style-name="P1"/>
      <text:h text:style-name="Heading_20_2" text:outline-level="2">Basic principle</text:h>
      <text:p text:style-name="Text_20_body">Základní myšlenka je, že každá hráčská postava se může naučit úplně všechny skilly, co jsou ve hře, v jednu chvíli si ale může vybrat jen některé z nich. Představte si to jako stávající multiclassing – char se potenciálně může naučit úplně všechny skilly všech class ve hře a skrze aktuální classu si vybírá, které z nich má aktuálně přístupné a které ne.</text:p>
      <text:p text:style-name="Text_20_body"/>
      <text:h text:style-name="Heading_20_2" text:outline-level="2">Deck</text:h>
      <text:p text:style-name="Text_20_body">Deck je termín používaný v The Secret World. Trochu to taky souvisí s magicem – do balíčku si vybírám karty, se kterými budu hrát danou hru.</text:p>
      <text:p text:style-name="Text_20_body"/>
      <text:h text:style-name="Heading_20_3" text:outline-level="3">Deck templates</text:h>
      <text:p text:style-name="Text_20_body">Template decku v magicu je počet karet, které mohu mít v balíčku. Deck je tedy každé kombinace karet, které se vejdou do tohoto počtu (možná tam ani omezení není, nepamatuju si to přesně. Pak by to prostě byla libovolná podmnožina celého dostupného poolu s libovolným počtem opakování). Multiclassing na Brutusu má decky definované naprosto striktně – jsou to přesně skilly dané classy, není žádná možnost volby (respektive částečně je, když se hráč dostane k lg skillům).</text:p>
      <text:p text:style-name="Text_20_body"/>
      <text:p text:style-name="Text_20_body">Deck template je tedy obecně nějaká šablona. V Secret Worldu má například vžycky 7 slotů na aktivní skilly a 7 slotů na pasivní skilly. Číslo 7 není zvolené náhodně, je to počet rozumně mačkatelných keybindů na klávesnici. Nefungovalo by to ale moc dobře se skilly typu teleport nebo tracking, ty by totiž při tomhle přístupu žraly sloty pro skilly použitelné v boji.</text:p>
      <text:p text:style-name="Text_20_body"/>
      <text:h text:style-name="Heading_20_3" text:outline-level="3">Skill types</text:h>
      <text:p text:style-name="Text_20_body">Dává tedy smysl rozdělit skilly do určitých kategorií. Deck template pak může mít třeba 5 slotů pro bojové skilly, 10 slotů pro skilly na interakci se světem, 10 slotů pro pasivní skilly. Některé skilly mohou dokonce stát zcela mimo – cooking například je dostupný úplně všem nehledě na classu, takže by dávalo smysl, aby se do templatu vůbec nedával.</text:p>
      <text:p text:style-name="Text_20_body"/>
      <text:h text:style-name="Heading_20_4" text:outline-level="4">In-combat template modifications</text:h>
      <text:p text:style-name="Text_20_body">Prohazovat aktuální sadu skillů by mělo být možné jen mimo boj. Ideálně dokonce mimo dungeon (asi jako teď se může multiclassit jen v templech). Je ale možné část decku povolit prohazovat v boji – ať už za nějakou cenu (třeba manu, combat delay), nebo instantně.</text:p>
      <text:p text:style-name="Text_20_body"/>
      <text:h text:style-name="Heading_20_4" text:outline-level="4">Deck template flavours</text:h>
      <text:p text:style-name="Text_20_body">Multiclassing na Brutusu je příkladem těchto „ochucených“ templatů. Když si vyberu deck template „rogue“, tak si do něj můžu dát pouze roguovské skilly. Momentálně tam volba není, automaticky se mi aktivují všechny dostupné roguovské, ale mohl by to být jen výběr určitých z nich.</text:p>
      <text:p text:style-name="Text_20_body"/>
      <text:p text:style-name="Text_20_body">Jestli to nechat tak volné jako v TSW, kde si skutečně hráč může vybrat 7 úplně libovolných skillů, nebo udělat „classové“ templaty a v nich další možnost volby, je už otázka konkrétní implementace.</text:p>
      <text:p text:style-name="Text_20_body"><text:soft-page-break/></text:p>
      <text:h text:style-name="Heading_20_4" text:outline-level="4">Deck template based mechanics</text:h>
      <text:p text:style-name="Text_20_body">Template „psionic“ má manu a nemůže ji získávat jinak, než regeněním. Template „rogue“ nemá manu, ale má fatigue. Atd. Dává smysl to spojit, takže do templatu „rogue“ nejdou dávat skilly, co stojí manu a naopak. Dívat se na to takhle obecně má smysl – každý template se vytváří tak, že se vybere nějaká základní mechanika + určitá skupina skillů, z nichž si je možné vybírat.</text:p>
      <text:p text:style-name="Text_20_body"/>
      <text:p text:style-name="Text_20_body">Pozn: Mechanika může také být reprezentována skillem, ale to už je technický detail.</text:p>
      <text:p text:style-name="Text_20_body"/>
      <text:h text:style-name="Heading_20_4" text:outline-level="4">Deck template levels</text:h>
      <text:p text:style-name="Text_20_body">Template je v principu možné levlovat, nebo třeba získávat nový. Začátečnický template může mít třeba jen 3 sloty na aktivní skilly. Později bude možnost sehnat pokročilý template se 4 skilly, atd.</text:p>
      <text:p text:style-name="Text_20_body"/>
      <text:h text:style-name="Heading_20_4" text:outline-level="4">How is deck template represented in game</text:h>
      <text:p text:style-name="Text_20_body">V Path of Exile je deck template navázaný na equip. Každý kus equipu má sockety, do kterých se nedávají bonusy, ale skilly. Sockety mají různé barvy, což určuje, jaký druh skillu se do daného socketu dá vložit. Vysokolevlové itemy mají víc socketů, což představuje deck template levels.</text:p>
      <text:p text:style-name="Text_20_body"/>
      <text:p text:style-name="Text_20_body">Přehození templatu se tudíž v PoE realizuje převlečením equipu.</text:p>
      <text:p text:style-name="Text_20_body"/>
      <text:p text:style-name="Text_20_body">Je možné to zkombinovat. Část templatu například volit podobně, jako se teď přepínají multiclassy. Druhou část třeba podle zbraně (tak to bude dělat například Elder Scrolls Online). V podstatě to tak už na Brutusu je - některé skilly jdou používat jen s určitým druhem zbraně, takže přehozením zbraně si vlastně změním aktuální deck template.</text:p>
      <text:p text:style-name="Text_20_body"/>
      <text:h text:style-name="Heading_20_2" text:outline-level="2">Skill levels and dependencies</text:h>
      <text:p text:style-name="Text_20_body">Hráč se s jedinou postavou může naučit všechny skilly ve hře. Dává smysl, aby je nakupoval přímo za expy (nebo nepřímo za skillpointy, které se ale nakoupí za expy). Nemůže si ale od začátku hry pořizovat libovolné skilly ve hře.</text:p>
      <text:p text:style-name="Text_20_body"/>
      <text:p text:style-name="Text_20_body">Skilly prvního levlu jsou k dispozici okamžitě od začátku hry. Skilly druhého levlu mohou být k dispozici od určitého celkového počtu získaných zkušeností, nebo třeba když si hráč pořídí určitou kombinaci skillů prvního levlu (třeba aspoň 5 thiefovských skillů prvního levlu, aby se mohl učit thiefovské skilly druhého levlu).</text:p>
      <text:p text:style-name="Text_20_body"/>
      <text:p text:style-name="Text_20_body">Poznámka: Hra by určitě neměla mít tak brutálně strmou křivku nárůstu síly postavy jako Brutus. O tom ale později.</text:p>
      <text:p text:style-name="Text_20_body"/>
      <text:h text:style-name="Heading_20_2" text:outline-level="2">O skillech</text:h>
      <text:p text:style-name="Text_20_body"/>
      <text:h text:style-name="Heading_20_3" text:outline-level="3"><text:soft-page-break/>Skill scaling</text:h>
      <text:p text:style-name="Text_20_body">Všechny skilly se nastavují pro postavy na levlu 1 v top level 1 equipu. Všechny se následně násobí stejným koeficientem odvozeným z levelu.</text:p>
      <text:p text:style-name="Text_20_body"/>
      <text:p text:style-name="Text_20_body">To například znamená, že nesmí existovat equip, který boostuje jen healing a nic jiného. Protože pak by se u hybrid charu rozjížděl heal output s damage outputem. Může ale existovat heal equip, který bude boostovat healing víc než damage. Tenhle equip ovšem bude poměrově nastavený stejně na levlu 1 jako na levlu X.</text:p>
      <text:p text:style-name="Text_20_body"/>
      <text:h text:style-name="Heading_20_3" text:outline-level="3">Aktivní bojové skilly</text:h>
      <text:p text:style-name="Text_20_body">Brutus je v tomhle ohledu zvláštní v tom, že některé classy (třeba sorc) v podstatě používají jen jeden slot pro aktivní skill. Sorc si prostě vybere spell a tím moba bije od začátku boje až do konce. Tak by to určitě být nemělo. Skilly by se měly kombinovat, aby dávalo smysl používat různé. Dobře taky funguje používání různých skillů v různé fázi boje (nakriplení na začátku boje, silnější skilly, když je mob načatý, atd.).</text:p>
      <text:p text:style-name="Text_20_body"/>
      <text:p text:style-name="Text_20_body">Je ale dobré to nepřehánět, příliš mnoho příliš složitých kombinací se přejí – dokud se hraje intenzivně, tak to jde, ale po pauzách je pak problém se k takové postavě vrátit. Shadowknight je v tomto směru záměrně výrazně jednodušší, než třeba rogue nebo paladin. A ve výsledku je o dost hratelnější, protože tam kombinace stále má, ale v rozumné míře.</text:p>
      <text:p text:style-name="Text_20_body"/>
      <text:p text:style-name="Text_20_body">Z tohoto důvodu dává smysl počet slotů na aktivní skilly v templatu omezit. Může to být tak, že existuje paralelně několik variant: Například mág může mít mechaniku, že si několika slabšími spelly odemkne možnost odpálit atomovku. Na tu atomovku pak může mít v templatu několik slotů – do různých rezistů, v různé fázi boje. Ale všechny ty varianty jsou navázané na to, že je nejdřív potřeba použít pár slabších spellů. A stále také mají limit, takže i kdyby spellů použitelných jako atomovka bylo ve hře třeba 100, vybrat si z nich může současně třeba jen 6 a tudíž ho to při hře nezahltí.</text:p>
      <text:p text:style-name="Text_20_body"/>
      <text:h text:style-name="Heading_20_3" text:outline-level="3">Pasivní bojové skilly</text:h>
      <text:p text:style-name="Text_20_body">Passivky jsou nudné. Což znamená, že ve hře nemají co dělat.</text:p>
      <text:p text:style-name="Text_20_body"/>
      <text:p text:style-name="Text_20_body">Ok, na Brutusu to není úplně pravda, protože interagují například s curse. Jenže to samé se dá napsat i průhledněji, bez pasivek.</text:p>
      <text:p text:style-name="Text_20_body"/>
      <text:p text:style-name="Text_20_body">Pasivky mají smysl, pokud interagují s aktivními skilly a mění tak jejich účinek a použití. Jedna passivka například může způsobovat, že určité zbraňové skilly způsobují krvácení. A druhá, že do krvácejícího protivníka víc mlátíš. Takové passivky pak vytváří synergie a přináší do hry zábavu při vymýšlení konkrétních decků. Passivka, která prostě jen redukuje incomming damage o 10<text:span text:style-name="T2">%, </text:span><text:span text:style-name="T1">je ale zbytečná.</text:span></text:p>
      <text:p text:style-name="Text_20_body"/>
      <text:p text:style-name="Text_20_body">- <text:span text:style-name="T19">Passivky mají ještě jeden význam, a to je pojmenování hráčského milestonu. „Dneska jsem se naučil Fireball rank 3“ je lepší, než „dneska jsem zvedl fire magic o 13“. Tohle možná využijeme.</text:span></text:p>
      <text:p text:style-name="Text_20_body"/>
      <text:h text:style-name="Heading_20_3" text:outline-level="3">Bojové support skilly</text:h>
      <text:p text:style-name="Text_20_body">Například zjišťování statů potvor.</text:p>
      <text:p text:style-name="Text_20_body"/>
      <text:p text:style-name="Text_20_body"><text:soft-page-break/></text:p>
      <text:h text:style-name="Heading_20_3" text:outline-level="3">Skilly na inteakci s prostředím</text:h>
      <text:p text:style-name="Text_20_body">Páčení zámků, vyrážení dveří (to by zrovna měla být možnost dostupná pro kohokoliv), detekce a disablování pastí. Magické nahlížení na vzdálená místa (tím je možné například řešit puzzly).</text:p>
      <text:p text:style-name="Text_20_body"/>
      <text:p text:style-name="Text_20_body">Tyhle skilly by měly být do hry zapojené výrazně víc, než to teď na Mudu je. Měly by existovat překážky, k jejichž překonání jsou skutečně tyhle skilly zapotřebí.</text:p>
      <text:p text:style-name="Text_20_body"/>
      <text:h text:style-name="Heading_20_3" text:outline-level="3">Ostatní skilly</text:h>
      <text:p text:style-name="Text_20_body">Například cooking. Stojí mimo deck, jsou dostupné vždy, pokud je postava umí. Vyrážení dveří by sem asi mělo patřit taky – tedy cokoliv, kde dává smysl, že se o to může pokusit každý. Na rozdíl od Bruta ale na vyražení dveří může být potřeba určité hodnocení skillu, nestačí skill umět aspoň nějak.</text:p>
      <text:p text:style-name="Text_20_body"/>
      <text:p text:style-name="Text_20_body"/>
      <text:h text:style-name="Heading_20_2" text:outline-level="2">Resources</text:h>
      <text:p text:style-name="Text_20_body">Tedy věci jako mana, fatigue, vitality, atd.</text:p>
      <text:p text:style-name="Text_20_body"/>
      <text:p text:style-name="Text_20_body">Dospávání je nuda. Na Brutusu to neplatí jen ve dvou případech: U priesta, když dospává při boji a u kouzelníků, když dělají to samé a používají na to tepleportační skilly. To druhé ale pouze v případě, že je out of combat regen dostatečně rychlý. Jakmile char prospí víc než zlomek času, kdy bojuje, tak je to opruz.</text:p>
      <text:p text:style-name="Text_20_body"/>
      <text:h text:style-name="Heading_20_3" text:outline-level="3">Nekonečné resourcy?</text:h>
      <text:p text:style-name="Text_20_body">Mít takový regen, že můžu kouzlit, co chci, a mana se mi ani nehne, je špatně. Mana by se pak prostě dala zrušit a kouzlit zadarmo, herně by to vyšlo úplně stejně. Nemusí to ale platit třeba v případě, že mobové drainují manu, ale těch na mudu moc není.<text:line-break/><text:tab/>Skilly, které umožňují kdykoliv manu doplnit jsou naproti tomu ok. A to dokonce i v případě, že u toho dávají damage – stačí, když jí dávají znatelně méně než skilly, co manu stojí.<text:line-break/><text:tab/>Resource management by ideálně neměl být monotónní. Kdybych například vždycky střídal skill, co manu stojí se skillem, co ji nestojí (protože ten první sežere tolik many, že na další už nemám, tak by to sice bylo o chlup lepší než nemít manu vůbec, ale pořád nic moc. Zábavný resource management by mě měl nutit přemýšlet o tom, kdy si můžu dovolit doplňovat manu, nebo naopak jestli ještě můžu dát damage spell (čímž dosáhnu nárazováho damage burstu oproti módu, kdy doplňování a damage střídám).</text:p>
      <text:p text:style-name="Text_20_body"/>
      <text:p text:style-name="Text_20_body">Aktivních prostředků k doplňování resourců může být víc, ideálně různě silných a použitelných za různých situací. Například jeden silný na cooldownu a druhý slabý, ale použitelný kdykoliv.</text:p>
      <text:p text:style-name="Text_20_body"/>
      <text:h text:style-name="Heading_20_4" text:outline-level="4">Přelévání resourců</text:h>
      <text:p text:style-name="Text_20_body">Další dobrá možnost, jak udělat resourcy zábavné, je zajistit, že se budou vzájemně převádět. Shadowknigt například za shadowpover drainuje vitalitu a za vitalitou platí skilly, které mu zpětně generují shadowpower. Opět platí, že by tam měla být nějaká vůle – aby to nebylo vždycky pravidelně na střídačku, ale šlo chvíli focusnout na jedno z z toho.</text:p>
      <text:p text:style-name="Text_20_body"/>
      <text:h text:style-name="Heading_20_4" text:outline-level="4"><text:soft-page-break/>K čemu regen, když mám nekonečné resourcy?</text:h>
      <text:p text:style-name="Text_20_body">Nemusím strávit tolik času používání slabých skillů na generování resourců <text:span text:style-name="T2">=&gt; </text:span><text:span text:style-name="T1">mám větší efektivní output. To samé platí pro trasnfer resourců mezi postavami (manatransfer, revitalize). Pozor ale na to, aby transfer netrivializoval vlastní resource management classy (respektive decku). To se stane, například když přenos není omezený množstvím (viz full revit každé kolo). Bacha ale taky na to, že pro hráče, který bude resourcy dávat, nejspíš nebude moc zábavné nedělat nic jiného. Tj je například fajn splitovat nějakou manu jako side effect svého útoku (nemusí to být ten nejúčinnější útok, ale měl by něco znatelného dělat sám o sobě), případně k tomu mít na cooldownu (nebo jiném omezení četnosti použití) nějaký silnější refresh, který nic jiného sám o sobě dělat nebude.</text:span></text:p>
      <text:p text:style-name="P3"/>
      <text:p text:style-name="P3">Stejné omezení jako pro transfer resourců mezi hráči platí i pro případný regen – ten by se v součtu s transferem resourců od ostatních nikdy neměl vyšplhat tak vysoko, aby nebylo potřeba používat vlastní prostředky na aktivní regen.</text:p>
      <text:p text:style-name="Text_20_body"/>
      <text:h text:style-name="Heading_20_4" text:outline-level="4">Regen vs cena skillů</text:h>
      <text:p text:style-name="Text_20_body">V ideálním případě by tu měla platit stejná rovnováha a stejný scaling, jako u damagících skill. Regenící skilly, tranfer resourců, vlastní regen, atd. by tedy měly být dohromady nastavené pro postavy na 1. levlu s kompletním equipem a všechno by se mělo s rostoucím levlem násobit – cena skillů, účinnost regenu a transferovacích abilit, atd.</text:p>
      <text:p text:style-name="Text_20_body"><text:tab/>Když přidám abilitu na doplňování many, měl bych současně do rotace skillů přidat abilitu, která bude přesně tohle množství žrát.</text:p>
      <text:p text:style-name="Text_20_body"/>
      <text:p text:style-name="Text_20_body">Pozn: Pro tohle všechno platí, že se designuje maximální možný regen/skillcost a ideálně současně maximální efektivitu. Vzhledem k tomu, že hráči mají ve stavbě konkrétních decků volnost, je možné, že si postaví build, který třeba vůbec slabý regen skill používat nebude. Mělo by to ale být na úkor efektivity (tedy raw outputu).</text:p>
      <text:p text:style-name="Text_20_body"/>
      <text:h text:style-name="Heading_20_4" text:outline-level="4">Nezávislý vyčerpatelný resource a resource battles</text:h>
      <text:p text:style-name="Text_20_body">Příkladem benzín v nádrži. Naplním si nádrž a za jízdy už ji nedoplním (dá se to modifikovat tím, že můžu přilévat kanystry. Tím to trochu zdynamičním, musím pak dělat přestávky, abych při tom beznín nerozlil a nádrž mi neklesá pořád stejnou rychlostí, ale efektivně to je pořád konečný zdroj). Jak daleko dojedu závisí na tom, jak úsporně pojedu.</text:p>
      <text:p text:style-name="Text_20_body"/>
      <text:p text:style-name="Text_20_body">Tohle má smysl zejména v pvp, ani tam to ale není úplně nutné. Dají se na tom taky postavit boss encountery – je vyzkoušené, že maximální rozumná doba encounteru je zhruba 15 minut. Platí to jako v PvE při bossfighter, tak třeba při soubojích v aréně. Je samozřejmě možné bojovat i dále, ale obvykle to pak začíná být pořádná otrava. Mění to zážitek ze hry (obvykle směrem dolů). Když všem postavám přidám neobnovitelný resource, který se i při maximálním šetření za 15 minut vyčerpá a bez něj bude postava vyřízená, tak zařídím, že žádný boj nepotrvá déle. Současně s tím může být zábavné managovat spotřebu tohoto zdroje tak, aby vydržel co nejdéle.</text:p>
      <text:p text:style-name="Text_20_body"/>
      <text:p text:style-name="Text_20_body">Faktem ale je, že hromada her nic takového nemá a resourcy jsou nekonečné. Všechno pak stojí na tom, jestli postava dokáže přestát aktuální příliv damage. Osobně bych se na to vyprdnul taky, už proto, že Brutus vyznívá nejlíp, když je dynamický a rychlý (což například moc neplatí pro začínající hráče, protože nemají goldy na potiony, postavy mají na nízkých levlech malý regen a tudíž se pořád dospává).</text:p>
      <text:p text:style-name="Text_20_body"/>
      <text:h text:style-name="Heading_20_4" text:outline-level="4">Resource management a level charu</text:h>
      <text:p text:style-name="Text_20_body"><text:soft-page-break/>Resource management by měl být stejně dynamický a zajímavý, nehledě na levelu postavy (možná s výjimkou prvních pár hodin hry, kdy se to hráč učí – tam dává smysl jednotlivé skilly přidávat postupně). To znamená, že skilly na aktivní vracení resourců se musí char naučit co nejdříve. To samé ostatně platí pro nějakou rotaci skillů zajímavější než spamování jednoho čudlíku – jak jsem psal výše, je to spolu provázané.</text:p>
      <text:p text:style-name="Text_20_body"/>
      <text:h text:style-name="Heading_20_2" text:outline-level="2">Konkrétní model skillů a decků pro BrutusNext</text:h>
      <text:p text:style-name="Text_20_body">Nemá smysl z fleku navrhovat kompletní seznam skillů a decků – stačí vědět, jakými pravidly se bude řídit. Při startu hry stačí klidně i jeden deck template s pevně danými skilly (nezapomeňte, že na rozdíl od Brutusu se tady každá postava bude moci naučit všechno, takže to, že všichni začínají třeba jako fighteři, vůbec ničemu nevadí). Nějaká ta variabilita je ale samozřejmě lepší, takže to může být třeba klasická holy trinity (tank, healer, damager), nebo brutusí čtveřice (damageři jsou dva – mág a thief).<text:line-break/><text:tab/>Později je možné přidávat další skilly na výběr, další varianty deck templatů – na rozdíl od Bruta nikdy nenastane ten problém, že by tři classy byly dodělané a čtvrtá měla jen tři skilly. Respektive nastat může, ale ničemu to nevadí – není problém začít jako mág a na thiefa switchnout později.</text:p>
      <text:p text:style-name="Text_20_body"/>
      <text:h text:style-name="Heading_20_3" text:outline-level="3">Tank</text:h>
      <text:p text:style-name="Text_20_body">Tankování silně souvisí s konceptem healování. Pokud je například ve hře miracle, tak v podstatě nemají smysl skilly, které dočasně poskytnou velkou redukci damage. Spamovatelný miracle ale určitě ve hře nebude, heal output tudíž bude omezený a každá troška damage, kterou tank dokáže ušetřit, se bude hodit.</text:p>
      <text:p text:style-name="Text_20_body"/>
      <text:h text:style-name="Heading_20_4" text:outline-level="4">Aktivní mitigace</text:h>
      <text:p text:style-name="Text_20_body">V principu znamená, že hráč musí něco dělat, aby dostával menší damage. Existuje několik variant.</text:p>
      <text:p text:style-name="Text_20_body"/>
      <text:h text:style-name="Heading_20_4" text:outline-level="4">Self healing</text:h>
      <text:p text:style-name="Text_20_body">Self healing (nebo self absorb shieldy) je forma aktivní mitigace. Je skoro jedno, jestli vypreventuju damage za 500, nebo se healnu za 500. Rozdíl ale mezi tím je a začne být vidět, když dostávám málo damage – například když sóluju. Tank s redukcí damage najednou ustojí výrazně méně, protože redukuje poměrně menší přísun damage, zatímco selfhealy na příchozí damagi závislé nejsou.</text:p>
      <text:p text:style-name="Text_20_body"/>
      <text:p text:style-name="Text_20_body">V zásadě není úplně nutné tohle řešit. Dá se to případně udělat tak, že selfhealy ve skutečnosti taky jen redukují příchozí damage – a to tak, že healnou část z ní. Tohle je ve skutečnosti velice dobré řešení, protože instantní self healing je nejzábavnější forma aktivní mitigace damage (protože prostě zmáčknu skill a vidím, jak mi hpčka poskočí nahoru – ta vizuální zpětná vazba dělá hodně).</text:p>
      <text:p text:style-name="Text_20_body"/>
      <text:p text:style-name="Text_20_body">Je ale potřeba dát pozor na self healy silnější než healy od healerů. Například lay on hands nevadí na Brutusu, kde priesti hážou miracle každé kolo. Když by ale pristi přicmrndávali po troškách a tank si pak do toho hodil full heal, tak to je pro healera zatraceně nepříjemné.</text:p>
      <text:p text:style-name="Text_20_body"/>
      <text:h text:style-name="Heading_20_4" text:outline-level="4">Tankovací cooldowny</text:h>
      <text:p text:style-name="Text_20_body">Ty jsou fajn, zvlášť když mob nemá konstantní damage output a jeho damage spiky jsou předvidatelné (třeba když mob čas od času něco zakřičí, hodí si enrage a pak třeba 4 kola fest mlátí).</text:p>
      <text:p text:style-name="Text_20_body"/>
      <text:h text:style-name="Heading_20_4" text:outline-level="4">Evasion</text:h>
      <text:p text:style-name="Text_20_body"><text:soft-page-break/>Evasion je na Brutusu třeba parry, dodge, shield block, nebo miss oproti AC. Systémově by evasion nikdy neměla přesáhnout určitou hodnotu (maximálně zhruba 40<text:span text:style-name="T2">% </text:span><text:span text:style-name="T1">z příchozí damage</text:span>). Neměl by to být tvrdý cap, mělo by se to ale asymptoticky k této hodnotě blížit.<text:line-break/><text:tab/>Hlavní důvod je, že vysoké procento evasionu dělá příchozí damage velice nevyzpytatelnou. Pokud char průměrně dostane 1 ránu za kolo, tak aby to bylo aspoň trochu nebezpečné, tak ho ta rána musí skoro zabít. To znamená, že když má smůlu a dostane rány dvě, tak umře.</text:p>
      <text:p text:style-name="Text_20_body"/>
      <text:h text:style-name="Heading_20_5" text:outline-level="5">Evasion diminishing returns</text:h>
      <text:p text:style-name="Text_20_body">Klasický problém: Zvýšení šance na dodge z 0<text:span text:style-name="T2">% na 1% sn</text:span><text:span text:style-name="T1">íží příchozí damage o </text:span><text:span text:style-name="T2">1%. </text:span><text:span text:style-name="T1">Zvýšení šance na dodge z 98</text:span><text:span text:style-name="T2">% </text:span><text:span text:style-name="T1">na 99</text:span><text:span text:style-name="T2">% </text:span><text:span text:style-name="T1">sníží příchozí damage o 50</text:span><text:span text:style-name="T2">%.<text:line-break/><text:tab/></text:span><text:span text:style-name="T1">To samozřejmě není dobře a nepomůže ani capnout evasion na 40</text:span><text:span text:style-name="T2">% </text:span><text:span text:style-name="T1">(trochu to ten problém zmírní, ale není to čisté řešení). Správné řešení jsou diminishing returns – zvýšení evasion ratingu o konstantu se vždy má projevit snížením příchozí damage o konstatní procento, nikoliv zvýšením šance na evade o konstatní procento. Diminishing returns se navíc musí vztahovat na celkovou šanci na evasion, pokud tedy char má například dodge, parry a shield block, tak se nejdřív sečtou ratingy,pak se aplikuje diminishing returns a finální šance se zpětne rozdělí v poměru ratingů (úplně přesně do toho ještě vstupuje protivníkova zásažnost).</text:span></text:p>
      <text:p text:style-name="Text_20_body"/>
      <text:h text:style-name="Heading_20_5" text:outline-level="5">Evasion scaling</text:h>
      <text:p text:style-name="Text_20_body">Level 1 char v top equipu pro level 1 bojující s level 1 mobem by měl mít stejnou šanci na evade, jako level X char bojující v top equipu pro level X s level X mobem.<text:line-break/><text:tab/>Evasion tudíž nesmí být čistě vlastnost hráčského charu, musí být závislá na tom, kdo ho mlátí (ideálně ne na levelu, ale na nějaké celkové přesnosti útoku (která je ale funkcí levelu).</text:p>
      <text:p text:style-name="Text_20_body"/>
      <text:h text:style-name="Heading_20_5" text:outline-level="5">No evasion at all?</text:h>
      <text:p text:style-name="Text_20_body">To je ve skutečnosti možná nejlepší řešení. Netrefovat se není moc zábavné. Alternativně se to dá řešit tak, že missovat může jen autoattack, spelly a skilly vždycky zasáhnou (leda by proti tomu protivník použil aktivní mitigaci).</text:p>
      <text:p text:style-name="Text_20_body"/>
      <text:h text:style-name="Heading_20_4" text:outline-level="4">Sustainable short buffs</text:h>
      <text:p text:style-name="Text_20_body">Tohle jsou třeba finesy, nebo základní koncept paladina. Stručně řečeno: Není to dobrý nápad. Finesy jsou jakž takž ok, pokud je občas (často) potřeba hodit refreshovací finesu, která není tak účinná. Nebo pokud by bylo možné kombinací různých fines dosáhnout silnějšího efektu. Obecně ale spamování jednoho tlačítka každé kolo, jehož výsledkem je to, že char funguje, jako kdyby totéž měl v pasi<text:span text:style-name="T18">v</text:span>kách, je herně úplně špatně a není to vůbec zábavná hra.<text:line-break/><text:tab/>U paladina jsem to nakonec převedl na jeden ze dvou mechanismů: Odpalování nabíjených boostů a aktivní self healing. Nabíjené boosty by možná ani nemusely být nabíjené, četnost použití je totiž omezená resource managementem (což je ale zas na druhou stranu lepší nápad, než muset sledovat cooldowny). V principu to jsou buď cooldownové healy (odpálení seal of light například paladina trochu healne) nebo slabé tankovací cooldowny s relativně četným použitím. Důležité je, aby takový cooldown měl grafickou reprezentaci – příchozí damage by měla klesnout minimálně o jeden stupeň, aby bylo na pohled vidět, že na chvíli dostávám menší damage.</text:p>
      <text:p text:style-name="Text_20_body"/>
      <text:h text:style-name="Heading_20_4" text:outline-level="4">Aggro management</text:h>
      <text:p text:style-name="Text_20_body"/>
      <text:h text:style-name="Heading_20_3" text:outline-level="3">Healer</text:h>
      <text:p text:style-name="Text_20_body">Don<text:span text:style-name="T2">'t creat</text:span><text:span text:style-name="T1">e</text:span><text:span text:style-name="T2"> just a healer.</text:span></text:p>
      <text:p text:style-name="P3"><text:soft-page-break/>Neznamená to, že by nemohl existovat deck zaměřený čistě na healing. Znamená to ale, že by tam kromě direct healů měly být i skilly co dají nějakou damage a healnou, nebo třeba dají damage a na chvíli trochu boostnou healing, nebo třeba sníží damage output protivníka (protože vypreventovaná damage je stejně prospěšná jako vyhealovaná damage, možná ještě lepší).</text:p>
      <text:p text:style-name="P3"/>
      <text:p text:style-name="P3">Důležité je opět držet poměry. Pokud bude healer při maximálním healování dělat na levlu 1 třeba polovinu damage outputu damage dealera, tak to samé musí platit i na levlu 10, 20, atd.</text:p>
      <text:p text:style-name="Text_20_body"/>
      <text:h text:style-name="Heading_20_3" text:outline-level="3">Damager</text:h>
      <text:p text:style-name="P2">Don't creat just a damage dealer. Don't create just a debuffer.</text:p>
      <text:p text:style-name="P3"/>
      <text:p text:style-name="P3"/>
      <text:p text:style-name="P3"/>
      <text:p text:style-name="P3"/>
      <text:p text:style-name="P3"/>
      <text:h text:style-name="Heading_20_1" text:outline-level="1">Celé jinak</text:h>
      <text:p text:style-name="P4">Dělení na class a nonclass skilly</text:p>
      <text:p text:style-name="P4">– nedává smysl, aby nešel použít teleport, když switchnu classu.</text:p>
      <text:p text:style-name="P4">– <text:span text:style-name="T8">naopak bude fajn, když budou existovat skilly použitelné vždycky – různé explorační a tak. To pak bude obrovská motivace pro všechny.</text:span></text:p>
      <text:p text:style-name="P4"/>
      <text:p text:style-name="P4"/>
      <text:p text:style-name="P4">Možná by mohli mít všichni všechny skilly pořá<text:span text:style-name="T3">d</text:span> a deck (asi kombinace zbraň + zbroj?) by <text:span text:style-name="T3">některé z nich posílil (například tak, že začnou generovat combo pointy).</text:span></text:p>
      <text:p text:style-name="P4">– <text:span text:style-name="T4">a nebo druhá možnost: Některé skilly budou žrát resourcy určitého typu. A na generování resourců daného druhu bude potřeba určitý deck. Tohle vyřeší i problém s debuffy a tak.</text:span></text:p>
      <text:p text:style-name="P4">– <text:span text:style-name="T8">otázka je, co s různým hledáním pastí a tak (postihy za nevhodný armor? a jelikož armor určí druh generovaných resourců, tak prostě někdo oblečený v heavy plate bude sice pořád mít skilly na odstraňování pastí, ale málo efektivní oproti thiefovi v leatheru).</text:span></text:p>
      <text:p text:style-name="P4">// <text:span text:style-name="T9">tohle by pak znamenalo, že některé skilly budou přiřazené typu armoru, nikoliv konkrétní classe (generovanému resourcu).</text:span></text:p>
      <text:p text:style-name="P4">/* <text:span text:style-name="T11">Resourcové debuffování zní dobře, díky tomu se bude debuffovat v boji a ne před ním.</text:span> */</text:p>
      <text:p text:style-name="P4"/>
      <text:p text:style-name="P4"/>
      <text:p text:style-name="P4">Všichni by asi měli mít manu (aby mohli kouzlit nehledě na aktuálně aktivní deck)</text:p>
      <text:p text:style-name="P4"/>
      <text:p text:style-name="P4">/*</text:p>
      <text:p text:style-name="P6">Možná rovnou rozjet všech 12 class <text:span text:style-name="T6">a na základní se vykašlat?</text:span></text:p>
      <text:p text:style-name="P4">*/</text:p>
      <text:p text:style-name="P4"/>
      <text:p text:style-name="P5">Konkrétně:</text:p>
      <text:p text:style-name="P5">– warrior generuje rage points</text:p>
      <text:p text:style-name="P5"><text:soft-page-break/>– thief generuje combo points</text:p>
      <text:p text:style-name="P5">– cleric generuje holy power</text:p>
      <text:p text:style-name="P5">– <text:span text:style-name="T5">magic user generuje arcane power</text:span></text:p>
      <text:p text:style-name="P5"/>
      <text:p text:style-name="P6">Poznámky:</text:p>
      <text:p text:style-name="P6">– resoucy by asi neměly být pevně svázány s jedním konkrétním elementem. Každá class by měla umět dávat damage do více rezistů (protože když umí jen do jednoho, tak pro ni rezisty jako mechanika vůbec nefungují, negenerují žádnou diverzitu gameplaye).</text:p>
      <text:p text:style-name="P6">– <text:span text:style-name="T7">psionik v zásadě může dávat damage do víc rezistů – combat telekinesis do různých crushů a slashů, například.</text:span></text:p>
      <text:p text:style-name="P6"/>
      <text:p text:style-name="P6"/>
      <text:p text:style-name="P7">Další zajímavá varianta je stance dancing</text:p>
      <text:p text:style-name="P7">– každý stance (bojový styl, whatever) by měl určitý počet slotů a k nim defaultně přiřazené keybindy (1-10).</text:p>
      <text:p text:style-name="P7"/>
      <text:p text:style-name="P7"/>
      <text:p text:style-name="P8">IMPORTANT NOTE:</text:p>
      <text:p text:style-name="P8"><text:span text:style-name="T10">P</text:span>okud se budou skilly unlockovat dvěma mechanismy, tj. jednak naexpením příslušného „knowledge skillu“ (arcane magic) a druhak třeba splněním questu, tak by to mělo jít udělat v libovolném pořadí. Tj. je možné splnit quest na arcane blast, i když ještě nemám potřebnou arcane magic – skill se mi unlockne, až požadavek splním.</text:p>
      <text:p text:style-name="P8"/>
      <text:p text:style-name="P8"/>
      <text:p text:style-name="P8"/>
      <text:p text:style-name="P8"/>
      <text:h text:style-name="Heading_20_1" text:outline-level="1">Role-based approarch</text:h>
      <text:p text:style-name="P9">Jdu na to asi špatně. Měl bych začít tím, jak se budou konkrétní role hrát. Pak to můžu rozšířit.</text:p>
      <text:p text:style-name="P9"/>
      <text:p text:style-name="P9">Takže:</text:p>
      <text:p text:style-name="P9">Tank</text:p>
      <text:p text:style-name="P9">– <text:span text:style-name="T13">mitigace a současně damage</text:span></text:p>
      <text:p text:style-name="P9">– <text:span text:style-name="T13">nabírání aggra (ideálně ne automaticky)</text:span></text:p>
      <text:p text:style-name="P9"/>
      <text:p text:style-name="P9">Healer</text:p>
      <text:p text:style-name="P9">– <text:span text:style-name="T12">healy a současně trocha damage (takže určitě synergie mezi damagi a healy, aby nebylo výhodnější dělat jen jedno)</text:span></text:p>
      <text:p text:style-name="P9"/>
      <text:p text:style-name="P9">Magic user</text:p>
      <text:p text:style-name="P9">– <text:span text:style-name="T14">damage</text:span></text:p>
      <text:p text:style-name="P9">– <text:span text:style-name="T15">detekce magie (a neviditelných věcí) – ale to zní spíš jako něco globálního</text:span></text:p>
      <text:p text:style-name="P9"/>
      <text:p text:style-name="P9"><text:soft-page-break/>Thief</text:p>
      <text:p text:style-name="P9">– <text:span text:style-name="T15">damage</text:span></text:p>
      <text:p text:style-name="P9">– <text:span text:style-name="T12">pasti</text:span></text:p>
      <text:p text:style-name="P9"/>
      <text:p text:style-name="P10">Weapon-based appro<text:span text:style-name="T16">a</text:span>ch</text:p>
      <text:p text:style-name="P10">– se štítem jsi tank</text:p>
      <text:p text:style-name="P10">– s obouručkou nebo dualwieldem jsi damager</text:p>
      <text:p text:style-name="P10">– <text:span text:style-name="T16">s caster staffkou jsi caster</text:span></text:p>
      <text:p text:style-name="P11">atd.</text:p>
      <text:p text:style-name="P11"/>
      <text:p text:style-name="P11"/>
      <text:p text:style-name="P12">Možná bude nejlepší zatím neřešit sloty a keybindy.</text:p>
      <text:p text:style-name="P12">– situační skilly typu „funguje jen na gobliny“ asi nejsou moc zajímavé (ale třeba damage boost do goblinů proč ne – už proto, že to boostne všechny chary stejně), <text:span text:style-name="T17">ale různé hrátky s rezistama apod. jsou nejspíš ok.</text:span></text:p>
      <text:p text:style-name="P10"/>
      <text:p text:style-name="P10"/>
      <text:h text:style-name="Heading_20_1" text:outline-level="1">Combat ideas</text:h>
      <text:p text:style-name="P10"/>
      <text:h text:style-name="P13" text:outline-level="1">Combat colors</text:h>
      <text:p text:style-name="P23">Základní idea je využít barvy k rozlišení toho, co protivník dělá. Damage se bude vypisovat čísly.</text:p>
      <text:p text:style-name="P23"/>
      <text:p text:style-name="P23">Heavy attack (začátek. Vlastní rána už není podstatná, na tu není třeba reagovat) – obecně prostě velká rána, kterou má smysl blokovat</text:p>
      <text:p text:style-name="P23">-- kouzlo</text:p>
      <text:p text:style-name="P23">-- debuff</text:p>
      <text:p text:style-name="P23">když to mob používá na někoho jiného, tak by se mi to mělo vypsat tmavší barvou (nebo vůbec).</text:p>
      <text:p text:style-name="P23"/>
      <text:p text:style-name="P23">-- ideálně by to chtělo progress bary. Ale těžko říct, jak na to, bez fixních pozic kam vypisovat. Asi do promptu (ale pak těžko říct, co s více protivníky. Ono vůbec reagovat na víc bude problém (leda plošné countery/interrupty? Asi proč ne. Pak by mohly progress bary heavy attacků ukazovat víc informací přes sebe různými barvami. Tj začne jeden protivník natahovat – rozjede se třeba bílej progressbar, začne druhé, rozjede se přes něj žlutej progress bar. Ideálně podle barev protivníků)</text:p>
      <text:p text:style-name="P23">BTW, jak to vlastně dělá Midnight Commander? Mít možnost přes telnetový protokol psát na konkrétní pozice, tak s progress barem není problém.</text:p>
      <text:p text:style-name="P19"/>
      <text:p text:style-name="P19">Implementační poznámka: Attack bude mít flagu HEAVY a combat systém podle toho automaticky přiřadí barvu. Žádné barvení hlášek přímo z kódu skillu ;<text:span text:style-name="T2">-)</text:span></text:p>
      <text:p text:style-name="P21"/>
      <text:p text:style-name="P21">/*</text:p>
      <text:p text:style-name="P18">Ještě by to šlo dělat graficky<text:span text:style-name="T2">:</text:span></text:p>
      <text:p text:style-name="P18"><text:span text:style-name="T2">[</text:span>------<text:span text:style-name="T2">] Heavy attack</text:span></text:p>
      <text:p text:style-name="P20"><text:soft-page-break/>[|-----] Heavy attack</text:p>
      <text:p text:style-name="P20">[||||||--] Heavy attack</text:p>
      <text:p text:style-name="P20">[|||||||||] Heavy attack</text:p>
      <text:p text:style-name="P21">*/</text:p>
      <text:p text:style-name="P21"/>
      <text:p text:style-name="P19">Související poznámka:</text:p>
      <text:p text:style-name="P19">-- <text:span text:style-name="T20">blok bude fungovat na 1 útok (nebo možná na 1 útok a vteřinu po něm). Otázka je, jestli by mělo jít „vyžírat“ protivníkův blok light attackama (ať už vyžrat tu charge, nebo vyžírat staminu). Technicky nejde blok „držet“, takže asi opravdu bude muset bejt na 1 attack a asi bude blokovat jen heavy attacky.</text:span> Může to ale v zásadě bejt „dokud nepoužiju jinou abilitu“ - to je vlastně ekvivalent „držení bloku“. Pak by light attacky staminu vyžírat mohly.</text:p>
      <text:p text:style-name="P19"/>
      <text:p text:style-name="P19">Další související poznámka:</text:p>
      <text:p text:style-name="P19">-- heavy attacky sice budou jasně vidět, ale budou existovat i ccčka (crowd control – odstavení protivníka), byť třeba jen částečná (zablokuje jen kouzla). Takže půjde udělat sekvence: Nahození debuffu znemožňujícího blokování; <text:span text:style-name="T2">heavy attack </text:span>(ccčka půjde lámat – za hodně <text:span text:style-name="T2">many/</text:span>staminy). Takže tím v podstatě nutím protivníka buď spálit hodně stamky, nebo nechat projít heavy attack.</text:p>
      <text:p text:style-name="P19"/>
      <text:p text:style-name="P19">Ještě další související poznámka:</text:p>
      <text:p text:style-name="P19">-- ve hře nemohou být full revity (ostatně ani full healy). V podstatě by tam asi neměl být žádný skill, který bude čistě jen doplňovat staminu a nedělat nic jiného (i když to asi v principu nevadí, bude stát manu, což je taky omezený resource, takže to nepůjde spamovat donekonečna a reviter u toho bude muset něco dělat). Healy kombinované se slabým stamina revitem asi ale každopádně existovat mohou (stejně jako stamina revit kombinovaný se slabým healem).</text:p>
      <text:p text:style-name="P19"/>
      <text:h text:style-name="P15" text:outline-level="2">Alternativ<text:span text:style-name="T21">e combat</text:span> idea<text:span text:style-name="T21">s</text:span></text:h>
      <text:p text:style-name="P17"><text:s/>Každý char má 2 paralelní execution lajny.</text:p>
      <text:p text:style-name="P17">– asi ne, respektive možná na heavy attack poté, co se mi nabijou resourcy</text:p>
      <text:p text:style-name="P17"/>
      <text:p text:style-name="P22">„Combo pointy“</text:p>
      <text:p text:style-name="P22">– každý char <text:span text:style-name="T22">si</text:span> nabíjí <text:span text:style-name="T22">extra resource, za který odpaluje zajímavější skilly</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ucida Sans Unicode"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152cm" style:contextual-spacing="false" fo:text-align="justify" style:justify-single-word="false" fo:background-color="transparent">
        <style:background-image/>
      </style:paragraph-properties>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left="0cm" fo:margin-right="0cm" fo:margin-top="0.4cm" fo:margin-bottom="0.101cm" style:contextual-spacing="false" fo:text-indent="0cm" style:auto-text-indent="false" fo:keep-with-next="always"/>
      <style:text-properties fo:font-size="20pt"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3cm" fo:margin-bottom="0.101cm" style:contextual-spacing="false" fo:text-indent="0cm" style:auto-text-indent="false" fo:keep-with-next="always"/>
      <style:text-properties fo:font-size="18pt"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199cm" fo:margin-bottom="0.101cm" style:contextual-spacing="false" fo:text-indent="0cm" style:auto-text-indent="false" fo:background-color="transparent" fo:keep-with-next="always">
        <style:background-image/>
      </style:paragraph-properties>
      <style:text-properties fo:font-size="16pt" fo:language="cs" fo:country="CZ"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199cm" fo:margin-bottom="0.101cm" style:contextual-spacing="false" fo:text-indent="0cm" style:auto-text-indent="false" fo:background-color="transparent" fo:keep-with-next="auto">
        <style:background-image/>
      </style:paragraph-properties>
      <style:text-properties style:font-name="Times New Roman" fo:font-family="'Times New Roman'" style:font-family-generic="roman" style:font-pitch="variable" fo:font-size="14pt"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style:contextual-spacing="false" fo:text-indent="0cm" style:auto-text-indent="false"/>
      <style:text-properties style:font-name="Times New Roman" fo:font-family="'Times New Roman'" style:font-family-generic="roman" style:font-pitch="variable" fo:font-size="12pt"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99cm" fo:margin-bottom="0.101cm" style:contextual-spacing="false" fo:text-indent="0cm" style:auto-text-indent="false"/>
      <style:text-properties style:font-name="Times New Roman" fo:font-family="'Times New Roman'" style:font-family-generic="roman" style:font-pitch="variable" fo:font-size="11pt"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203cm" fo:margin-bottom="0.102cm" style:contextual-spacing="false" fo:text-indent="0cm" style:auto-text-indent="false"/>
      <style:text-properties style:font-name="Times New Roman" fo:font-family="'Times New Roman'" style:font-family-generic="roman" style:font-pitch="variable" fo:font-size="10.5pt" fo:language="cs" fo:country="CZ"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203cm" fo:margin-bottom="0.102cm" style:contextual-spacing="false" fo:text-indent="0cm" style:auto-text-indent="false"/>
      <style:text-properties style:font-name="Times New Roman" fo:font-family="'Times New Roman'" style:font-family-generic="roman" style:font-pitch="variable" fo:font-size="10pt" fo:language="cs" fo:country="CZ"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203cm" fo:margin-bottom="0.102cm" style:contextual-spacing="false" fo:text-indent="0cm" style:auto-text-indent="false" fo:background-color="transparent">
        <style:background-image/>
      </style:paragraph-properties>
      <style:text-properties style:font-name="Times New Roman" fo:font-family="'Times New Roman'"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Example_20_header" style:display-name="Example header" style:family="paragraph" style:parent-style-name="Standard">
      <style:text-properties fo:font-style="italic" style:font-style-asian="italic"/>
    </style:style>
    <style:style style:name="Comment" style:family="paragraph" style:parent-style-name="Standard">
      <style:text-properties fo:font-size="8pt" style:font-size-asian="8pt" style:font-size-complex="10pt"/>
    </style:style>
    <style:style style:name="Example" style:family="paragraph" style:parent-style-name="Standard">
      <style:text-properties fo:font-size="10pt" fo:font-style="italic" style:font-size-asian="10pt" style:font-style-asian="italic"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5-01-13T12:50:15.046000000</dc:date>
    <meta:print-date>2113-01-01T00:00:00</meta:print-date>
    <meta:editing-cycles>4348</meta:editing-cycles>
    <meta:editing-duration>P12DT21H32M24S</meta:editing-duration>
    <meta:generator>LibreOffice/4.2.4.2$Windows_x86 LibreOffice_project/63150712c6d317d27ce2db16eb94c2f3d7b699f8</meta:generator>
    <meta:document-statistic meta:table-count="0" meta:image-count="0" meta:object-count="0" meta:page-count="11" meta:paragraph-count="172" meta:word-count="4218" meta:character-count="25942" meta:non-whitespace-character-count="21832"/>
  </office:meta>
</office:document-meta>
</file>